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17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887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24">
            <text:p>24/11/10</text:p>
          </table:table-cell>
          <table:table-cell table:style-name="ce10" office:value-type="string">
            <text:p>KO</text:p>
          </table:table-cell>
          <table:table-cell/>
          <table:table-cell office:value-type="string">
            <text:p>Pieter</text:p>
          </table:table-cell>
          <table:table-cell table:style-name="ce12" office:value-type="string">
            <text:p>major issue : Glassfish 3.0.1 creates a new instance of the datasource for each lookup, so monitoring of sql requests does not work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6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21">
            <text:p>21/10/10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ajor issue for database report? : Caused by: java.lang.IllegalStateException: BaseClassLoader@6e48d4{vfszip:/D:/Lo</text:p>
            <text:p>giciels/Java/jboss/jboss-5.1.0.GA/server/default/deploy/javamelody-test-webapp.w</text:p>
            <text:p>ar/} classLoader is not connected to a domain (probably undeployed?) for class n</text:p>
            <text:p>et.bull.javamelody.JdbcWrapper$StatementInvocationHandler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12">
            <text:p>12/11/10</text:p>
          </table:table-cell>
          <table:table-cell table:style-name="ce10" office:value-type="string">
            <text:p>KO</text:p>
          </table:table-cell>
          <table:table-cell office:value-type="string">
            <text:p>1.20.0</text:p>
          </table:table-cell>
          <table:table-cell office:value-type="string">
            <text:p>evernat</text:p>
          </table:table-cell>
          <table:table-cell table:style-name="ce12" office:value-type="string">
            <text:p>major issue : JNDI tree does not work in Websphere 7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Hudso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JIRA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Confluence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for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of Bamboo</text:p>
          </table:table-cell>
          <table:table-cell office:value-type="string">
            <text:p>to be written</text:p>
          </table:table-cell>
          <table:table-cell table:style-name="ce8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Bamboo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9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1.22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mall issue : an application not available is not easy to remove</text:p>
          </table:table-cell>
          <table:table-cell table:number-columns-repeated="1013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Mbeans</text:p>
          </table:table-cell>
          <table:table-cell office:value-type="string">
            <text:p>to be written</text:p>
          </table:table-cell>
          <table:table-cell table:style-name="ce8" office:value-type="date" office:date-value="2010-11-12">
            <text:p>1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style-name="ce8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4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2">12/12/2010</text:date>, <text:time>11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2-12T11:11:59.21</dc:date>
    <dc:creator>Emeric Vernat</dc:creator>
    <meta:editing-duration>PT252H31M33S</meta:editing-duration>
    <meta:editing-cycles>210</meta:editing-cycles>
    <meta:generator>OpenOffice.org/3.2$Win32 OpenOffice.org_project/320m18$Build-9502</meta:generator>
    <meta:document-statistic meta:table-count="2" meta:cell-count="1535" meta:object-count="0"/>
  </office:meta>
</office:document-meta>
</file>